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F0000010383076B45E2217D67.png" manifest:media-type="image/png"/>
  <manifest:file-entry manifest:full-path="Pictures/10000201000002CB000000F38A4841A37B9461DD.png" manifest:media-type="image/png"/>
  <manifest:file-entry manifest:full-path="Pictures/10000201000002C00000012D83C79C3D8D856B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n2" text:anchor-type="char" svg:x="0.318cm" svg:y="6.468cm" svg:width="16.558cm" svg:height="6.408cm" draw:z-index="0"><draw:image xlink:href="Pictures/10000201000002AF0000010383076B45E2217D67.png" xlink:type="simple" xlink:show="embed" xlink:actuate="onLoad" draw:mime-type="image/png"/></draw:frame><draw:frame draw:style-name="fr2" draw:name="Imagen3" text:anchor-type="char" svg:x="0.855cm" svg:y="12.965cm" svg:width="16.044cm" svg:height="5.777cm" draw:z-index="1"><draw:image xlink:href="Pictures/10000201000002CB000000F38A4841A37B9461DD.png" xlink:type="simple" xlink:show="embed" xlink:actuate="onLoad" draw:mime-type="image/png"/></draw:frame><draw:frame draw:style-name="fr1" draw:name="Imagen1" text:anchor-type="char" svg:width="15.7cm" svg:height="6.713cm" draw:z-index="2"><draw:image xlink:href="Pictures/10000201000002C00000012D83C79C3D8D856B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12:18:39.976000000</meta:creation-date>
    <dc:date>2023-11-06T12:44:06.351000000</dc:date>
    <meta:editing-duration>PT21M46S</meta:editing-duration>
    <meta:editing-cycles>3</meta:editing-cycles>
    <meta:generator>LibreOffice/7.0.1.2$Windows_X86_64 LibreOffice_project/7cbcfc562f6eb6708b5ff7d7397325de9e76445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